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A000001DC03F57F3F01C77B23.png" manifest:media-type="image/png"/>
  <manifest:file-entry manifest:full-path="Pictures/10000200000002F500000187E5A9FEF19D002FA3.png" manifest:media-type="image/png"/>
  <manifest:file-entry manifest:full-path="Pictures/200000020000023800000125573F304498060E2D.eps" manifest:media-type="image/x-eps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66b3" draw:fill-color="#0066b3" draw:textarea-horizontal-align="justify" draw:textarea-vertical-align="middle" draw:auto-grow-height="false" fo:min-height="1.751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Zwei_20_Inhal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Zwei_20_Inhalte" presentation:presentation-page-layout-name="AL1T3">
        <office:forms form:automatic-focus="false" form:apply-design-mode="false"/>
        <draw:frame draw:style-name="gr1" draw:text-style-name="P1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E5A9FEF19D002FA3.png" xlink:type="simple" xlink:show="embed" xlink:actuate="onLoad"/>
        </draw:frame>
        <draw:frame draw:name="Datumsplatzhalter 3" presentation:style-name="pr1" draw:text-style-name="P3" draw:layer="layout" svg:width="4.656cm" svg:height="1.013cm" svg:x="29.888cm" svg:y="17.626cm">
          <draw:text-box>
            <text:p text:style-name="P2"><text:span text:style-name="T1">Tobias Jenegger</text:span></text:p>
          </draw:text-box>
        </draw:frame>
        <draw:frame draw:name="Fußzeilenplatzhalter 4" presentation:style-name="pr1" draw:text-style-name="P5" draw:layer="layout" svg:width="12.911cm" svg:height="1.013cm" svg:x="11.219cm" svg:y="17.658cm">
          <draw:text-box>
            <text:p text:style-name="P4"><text:span text:style-name="T1">11B Analysis </text:span><text:span text:style-name="T1">with S455 </text:span><text:span text:style-name="T1">Setup, Febr. </text:span><text:span text:style-name="T1">2020</text:span></text:p>
          </draw:text-box>
        </draw:frame>
        <draw:frame draw:style-name="gr2" draw:text-style-name="P6" draw:layer="layout" svg:width="27.94cm" svg:height="5.939cm" svg:x="5.927cm" svg:y="12.7cm">
          <draw:text-box>
            <text:p/>
            <text:p/>
          </draw:text-box>
        </draw:frame>
        <draw:frame draw:style-name="gr3" draw:text-style-name="P6" draw:layer="layout" svg:width="11.43cm" svg:height="10.409cm" svg:x="2.794cm" svg:y="0.767cm">
          <draw:text-box>
            <text:p><text:span text:style-name="T2">12C(p,2p</text:span><text:span text:style-name="T2">)11B </text:span><text:span text:style-name="T2">Analysis</text:span><text:span text:style-name="T2">:</text:span></text:p>
            <text:list text:style-name="L2">
              <text:list-item>
                <text:p text:style-name="P7"><text:span text:style-name="T3">Beam </text:span><text:span text:style-name="T3">energy: </text:span><text:span text:style-name="T3">400 AMeV</text:span></text:p>
              </text:list-item>
              <text:list-item>
                <text:p text:style-name="P7"><text:span text:style-name="T3">Beamtype: </text:span><text:span text:style-name="T3">12C</text:span></text:p>
              </text:list-item>
              <text:list-item>
                <text:p text:style-name="P7"><text:span text:style-name="T3">Beam </text:span><text:span text:style-name="T3">Time: 3 </text:span><text:span text:style-name="T3">hours</text:span></text:p>
              </text:list-item>
              <text:list-item>
                <text:p text:style-name="P7"><text:span text:style-name="T3">Target: </text:span><text:span text:style-name="T3">CH2 </text:span><text:span text:style-name="T3">(12.29mm)</text:span></text:p>
              </text:list-item>
              <text:list-item>
                <text:p text:style-name="P7"><text:span text:style-name="T3">Tracking </text:span><text:span text:style-name="T3">Detectors: </text:span><text:span text:style-name="T3">MWPC </text:span><text:span text:style-name="T3">1,2,3</text:span></text:p>
              </text:list-item>
              <text:list-item>
                <text:p text:style-name="P7"><text:span text:style-name="T3">ToF </text:span><text:span text:style-name="T3">measurem</text:span><text:span text:style-name="T3">ent: START </text:span><text:span text:style-name="T3">to ToFW</text:span></text:p>
              </text:list-item>
              <text:list-item>
                <text:p text:style-name="P7"><text:span text:style-name="T3">Charge </text:span><text:span text:style-name="T3">measurem</text:span><text:span text:style-name="T3">ent: TWIM </text:span><text:span text:style-name="T3">Music</text:span></text:p>
              </text:list-item>
              <text:list-item>
                <text:p text:style-name="P7"><text:span text:style-name="T3">Event </text:span><text:span text:style-name="T3">selection </text:span><text:span text:style-name="T3">criteria </text:span><text:span text:style-name="T3">CALIFA:</text:span></text:p>
                <text:p text:style-name="P7"><text:span text:style-name="T3">→ </text:span><text:span text:style-name="T3">two hits </text:span><text:span text:style-name="T3">with E</text:span><text:span text:style-name="T4">hit</text:span><text:span text:style-name="T3"> &gt; </text:span><text:span text:style-name="T3">30 MeV</text:span></text:p>
                <text:p text:style-name="P7"><text:span text:style-name="T3"/></text:p>
              </text:list-item>
            </text:list>
            <text:p text:style-name="P7"/>
            <text:p/>
          </draw:text-box>
        </draw:frame>
        <draw:frame draw:style-name="gr4" draw:text-style-name="P6" draw:layer="layout" svg:width="9.398cm" svg:height="1.673cm" svg:x="4.318cm" svg:y="9.652cm">
          <draw:text-box>
            <text:p><text:span text:style-name="T5">11B level scheme:</text:span></text:p>
            <text:p/>
          </draw:text-box>
        </draw:frame>
        <draw:frame draw:style-name="gr5" draw:text-style-name="P1" draw:layer="layout" svg:width="4.064cm" svg:height="8.267cm" svg:x="4.826cm" svg:y="10.658cm">
          <draw:image xlink:href="Pictures/10000201000000EA000001DC03F57F3F01C77B23.png" xlink:type="simple" xlink:show="embed" xlink:actuate="onLoad">
            <text:p/>
          </draw:image>
        </draw:frame>
        <draw:custom-shape draw:style-name="gr6" draw:text-style-name="P8" draw:layer="layout" svg:width="0.254cm" svg:height="2.286cm" svg:x="9.398cm" svg:y="16.2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9" draw:layer="layout" svg:x1="10.16cm" svg:y1="17.018cm" svg:x2="17.526cm" svg:y2="11.684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3</meta:editing-cycles>
    <meta:creation-date>2020-06-28T17:37:46.152589175</meta:creation-date>
    <meta:editing-duration>PT8H54M52S</meta:editing-duration>
    <meta:generator>LibreOffice/6.0.7.3$Linux_X86_64 LibreOffice_project/00m0$Build-3</meta:generator>
    <dc:date>2020-12-11T14:27:47.772757249</dc:date>
    <meta:document-statistic meta:object-count="61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